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officeooo:rsid="001cea44" officeooo:paragraph-rsid="001cea44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paragraph-rsid="001cea44"/>
    </style:style>
    <style:style style:name="P3" style:family="paragraph" style:parent-style-name="Standard">
      <style:paragraph-properties fo:text-align="justify" style:justify-single-word="false"/>
      <style:text-properties fo:language="el" fo:country="GR" officeooo:rsid="001cea44" officeooo:paragraph-rsid="001cea44"/>
    </style:style>
    <style:style style:name="P4" style:family="paragraph" style:parent-style-name="Standard">
      <style:paragraph-properties fo:text-align="justify" style:justify-single-word="false"/>
      <style:text-properties fo:language="el" fo:country="GR" officeooo:rsid="001cea44" officeooo:paragraph-rsid="001fae5f"/>
    </style:style>
    <style:style style:name="P5" style:family="paragraph" style:parent-style-name="Standard">
      <style:paragraph-properties fo:text-align="justify" style:justify-single-word="false"/>
      <style:text-properties fo:language="el" fo:country="GR" officeooo:rsid="0022e57e" officeooo:paragraph-rsid="0022e57e"/>
    </style:style>
    <style:style style:name="P6" style:family="paragraph" style:parent-style-name="Standard">
      <style:paragraph-properties fo:text-align="justify" style:justify-single-word="false"/>
      <style:text-properties officeooo:paragraph-rsid="001fae5f"/>
    </style:style>
    <style:style style:name="P7" style:family="paragraph" style:parent-style-name="Standard">
      <style:paragraph-properties fo:text-align="justify" style:justify-single-word="false"/>
      <style:text-properties officeooo:paragraph-rsid="00236b6e"/>
    </style:style>
    <style:style style:name="P8" style:family="paragraph" style:parent-style-name="Standard">
      <style:paragraph-properties fo:text-align="justify" style:justify-single-word="false"/>
      <style:text-properties officeooo:rsid="00254131" officeooo:paragraph-rsid="00254131"/>
    </style:style>
    <style:style style:name="T1" style:family="text">
      <style:text-properties officeooo:rsid="001cea44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36b6e"/>
    </style:style>
    <style:style style:name="T4" style:family="text">
      <style:text-properties officeooo:rsid="001fae5f"/>
    </style:style>
    <style:style style:name="T5" style:family="text">
      <style:text-properties fo:language="el" fo:country="GR"/>
    </style:style>
    <style:style style:name="T6" style:family="text">
      <style:text-properties fo:language="el" fo:country="GR" officeooo:rsid="001fae5f"/>
    </style:style>
    <style:style style:name="T7" style:family="text">
      <style:text-properties fo:language="el" fo:country="GR" officeooo:rsid="001cea44"/>
    </style:style>
    <style:style style:name="T8" style:family="text">
      <style:text-properties fo:language="el" fo:country="GR" officeooo:rsid="00236b6e"/>
    </style:style>
    <style:style style:name="T9" style:family="text">
      <style:text-properties fo:language="el" fo:country="GR" officeooo:rsid="00254131"/>
    </style:style>
    <style:style style:name="T10" style:family="text">
      <style:text-properties officeooo:rsid="00236b6e"/>
    </style:style>
    <style:style style:name="T11" style:family="text">
      <style:text-properties officeooo:rsid="002541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η Σειρά Θεωρητικών Ασκήσεων </text:p>
      <text:p text:style-name="P3"/>
      <text:p text:style-name="P3">ΜΑΝΩΛΗΣ ΠΕΤΡΑΚΟΣ</text:p>
      <text:p text:style-name="P3">ΑΜ 2014030009</text:p>
      <text:p text:style-name="P3"/>
      <text:p text:style-name="P3"/>
      <text:p text:style-name="P3"><text:span text:style-name="T4">Άσκηση </text:span>1)</text:p>
      <text:p text:style-name="P2"><text:span text:style-name="T1">a) </text:span>Breadth-First Search</text:p>
      <text:p text:style-name="P1"/>
      <text:p text:style-name="P1"/>
      <text:p text:style-name="P2"><text:span text:style-name="T1">b) </text:span>Depth-First Search</text:p>
      <text:p text:style-name="P1"/>
      <text:p text:style-name="P1"/>
      <text:p text:style-name="P2"><text:span text:style-name="T1">c) </text:span>Iterative Deepening Search</text:p>
      <text:p text:style-name="P1"/>
      <text:p text:style-name="P1"/>
      <text:p text:style-name="P2"><text:span text:style-name="T1">d) </text:span>Uniform-Cost Search</text:p>
      <text:p text:style-name="P1"/>
      <text:p text:style-name="P4"/>
      <text:p text:style-name="P6"><text:span text:style-name="T6">Άσκηση </text:span><text:span text:style-name="T7">2)</text:span></text:p>
      <text:p text:style-name="P6"><text:span text:style-name="T7"/></text:p>
      <text:p text:style-name="P5">Το μέτρο απόδοσης (<text:span text:style-name="T2">performance measure) </text:span>δείχνει αντικειμενικά πόσο επιτυχής είναι ο πράκτορας και χρησιμοποιείται από κάποιον τρίτο, τυπικά από τον σχεδιαστή του.</text:p>
      <text:p text:style-name="P5"/>
      <text:p text:style-name="P7"><text:span text:style-name="T3">To </text:span><text:span text:style-name="T2">Utility function</text:span> <text:span text:style-name="T8">αντιστοιχεί αριθμητική τιμή σε καταστάσεις ή ακολουθίες καταστάσεων και χρησιμοποιείται από τον πράκτορα </text:span><text:span text:style-name="T9">για να παίρνει λογικές αποφάσεις όταν οι στόχοι είναι ανεπαρκείς.</text:span></text:p>
      <text:p text:style-name="P6"><text:span text:style-name="T7"/></text:p>
      <text:p text:style-name="P6"><text:span text:style-name="T7"/></text:p>
      <text:p text:style-name="P8"><text:span text:style-name="T7">Ά</text:span><text:span text:style-name="T5">σκηση 3)</text:span></text:p>
      <text:p text:style-name="P8"><text:span text:style-name="T5"/></text:p>
      <text:p text:style-name="P8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0T14:24:37.273000000</meta:creation-date>
    <dc:date>2020-03-20T18:50:12.468000000</dc:date>
    <meta:editing-duration>PT1H44M12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2" meta:word-count="75" meta:character-count="532" meta:non-whitespace-character-count="468"/>
  </office:meta>
</office:document-meta>
</file>